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0.080624" calcext:value-type="float">
            <text:p>0.080624</text:p>
          </table:table-cell>
          <table:table-cell office:value-type="float" office:value="0.068581" calcext:value-type="float">
            <text:p>0.068581</text:p>
          </table:table-cell>
          <table:table-cell office:value-type="float" office:value="0.06966" calcext:value-type="float">
            <text:p>0.06966</text:p>
          </table:table-cell>
          <table:table-cell office:value-type="float" office:value="0.067378" calcext:value-type="float">
            <text:p>0.067378</text:p>
          </table:table-cell>
          <table:table-cell office:value-type="float" office:value="0.063957" calcext:value-type="float">
            <text:p>0.063957</text:p>
          </table:table-cell>
          <table:table-cell table:number-columns-repeated="5"/>
          <table:table-cell office:value-type="float" office:value="0.050711" calcext:value-type="float">
            <text:p>0.05071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69917" calcext:value-type="float">
            <text:p>0.069917</text:p>
          </table:table-cell>
          <table:table-cell office:value-type="float" office:value="0.059745" calcext:value-type="float">
            <text:p>0.059745</text:p>
          </table:table-cell>
          <table:table-cell office:value-type="float" office:value="0.060374" calcext:value-type="float">
            <text:p>0.060374</text:p>
          </table:table-cell>
          <table:table-cell office:value-type="float" office:value="0.058339" calcext:value-type="float">
            <text:p>0.058339</text:p>
          </table:table-cell>
          <table:table-cell office:value-type="float" office:value="0.055846" calcext:value-type="float">
            <text:p>0.055846</text:p>
          </table:table-cell>
          <table:table-cell table:number-columns-repeated="5"/>
          <table:table-cell office:value-type="float" office:value="0.045923" calcext:value-type="float">
            <text:p>0.0459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9:07:44.792816249</meta:creation-date>
    <dc:date>2016-05-01T19:25:29.200068020</dc:date>
    <meta:editing-duration>PT1M13S</meta:editing-duration>
    <meta:editing-cycles>1</meta:editing-cycles>
    <meta:document-statistic meta:table-count="1" meta:cell-count="26" meta:object-count="0"/>
    <meta:generator>LibreOffice/4.2.8.2$Linux_X86_64 LibreOffice_project/420m0$Build-2</meta:generator>
  </office:meta>
</office:document-meta>
</file>